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21"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22"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23"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24"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26"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4"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6"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2"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6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64" style:family="paragraph" style:parent-style-name="Standard">
      <style:text-properties fo:font-size="6pt" fo:language="pt" fo:country="BR" officeooo:rsid="0000be0d" officeooo:paragraph-rsid="0003aff5" style:font-size-asian="6pt" style:font-size-complex="6pt"/>
    </style:style>
    <style:style style:name="P6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6"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67"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8" style:family="paragraph" style:parent-style-name="Standard">
      <style:text-properties fo:font-size="6pt" fo:language="pt" fo:country="BR" officeooo:rsid="002f72c2" officeooo:paragraph-rsid="0003aff5" style:font-size-asian="6pt" style:font-size-complex="6pt"/>
    </style:style>
    <style:style style:name="P69"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7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73"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6"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7"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78"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79" style:family="paragraph" style:parent-style-name="Standard">
      <style:paragraph-properties fo:text-align="start" style:justify-single-word="false"/>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9bd4b" style:font-weight-asian="normal" style:font-weight-complex="normal"/>
    </style:style>
    <style:style style:name="T10" style:family="text">
      <style:text-properties fo:font-weight="normal" officeooo:rsid="003c1631" style:font-weight-asian="normal" style:font-weight-complex="normal"/>
    </style:style>
    <style:style style:name="T11" style:family="text">
      <style:text-properties fo:font-weight="normal" officeooo:rsid="003d55d3" style:font-weight-asian="normal" style:font-weight-complex="normal"/>
    </style:style>
    <style:style style:name="T12" style:family="text">
      <style:text-properties fo:font-weight="normal" officeooo:rsid="003b8cc5" style:font-weight-asian="normal" style:font-weight-complex="normal"/>
    </style:style>
    <style:style style:name="T13" style:family="text">
      <style:text-properties fo:font-weight="normal" officeooo:rsid="003c4d29" style:font-weight-asian="normal" style:font-weight-complex="normal"/>
    </style:style>
    <style:style style:name="T14" style:family="text">
      <style:text-properties fo:font-weight="normal" officeooo:rsid="003d9557" style:font-weight-asian="normal" style:font-weight-complex="normal"/>
    </style:style>
    <style:style style:name="T15" style:family="text">
      <style:text-properties fo:font-weight="normal" officeooo:rsid="0059199d" style:font-weight-asian="normal" style:font-weight-complex="normal"/>
    </style:style>
    <style:style style:name="T16" style:family="text">
      <style:text-properties fo:font-weight="normal" officeooo:rsid="003e0729" style:font-weight-asian="normal" style:font-weight-complex="normal"/>
    </style:style>
    <style:style style:name="T17" style:family="text">
      <style:text-properties fo:font-weight="normal" officeooo:rsid="00446d17" style:font-weight-asian="normal" style:font-weight-complex="normal"/>
    </style:style>
    <style:style style:name="T18" style:family="text">
      <style:text-properties fo:font-weight="normal" officeooo:rsid="0052f0d1" style:font-weight-asian="normal" style:font-weight-complex="normal"/>
    </style:style>
    <style:style style:name="T19" style:family="text">
      <style:text-properties fo:font-weight="normal" officeooo:rsid="00533cd1" style:font-weight-asian="normal" style:font-weight-complex="normal"/>
    </style:style>
    <style:style style:name="T20" style:family="text">
      <style:text-properties fo:font-weight="normal" officeooo:rsid="00541a18" style:font-weight-asian="normal" style:font-weight-complex="normal"/>
    </style:style>
    <style:style style:name="T21" style:family="text">
      <style:text-properties fo:font-weight="normal" officeooo:rsid="0055636e" style:font-weight-asian="normal" style:font-weight-complex="normal"/>
    </style:style>
    <style:style style:name="T22" style:family="text">
      <style:text-properties fo:font-weight="normal" officeooo:rsid="0041989e" style:font-weight-asian="normal" style:font-weight-complex="normal"/>
    </style:style>
    <style:style style:name="T23" style:family="text">
      <style:text-properties fo:font-weight="normal" officeooo:rsid="004552b2" style:font-weight-asian="normal" style:font-weight-complex="normal"/>
    </style:style>
    <style:style style:name="T24" style:family="text">
      <style:text-properties fo:font-weight="normal" officeooo:rsid="0041c794" style:font-weight-asian="normal" style:font-weight-complex="normal"/>
    </style:style>
    <style:style style:name="T25" style:family="text">
      <style:text-properties fo:font-weight="normal" officeooo:rsid="0042310a" style:font-weight-asian="normal" style:font-weight-complex="normal"/>
    </style:style>
    <style:style style:name="T26" style:family="text">
      <style:text-properties fo:font-weight="normal" officeooo:rsid="00459867" style:font-weight-asian="normal" style:font-weight-complex="normal"/>
    </style:style>
    <style:style style:name="T27" style:family="text">
      <style:text-properties fo:font-weight="normal" officeooo:rsid="0048588f" style:font-weight-asian="normal" style:font-weight-complex="normal"/>
    </style:style>
    <style:style style:name="T28" style:family="text">
      <style:text-properties fo:font-weight="normal" officeooo:rsid="00471ef6" style:font-weight-asian="normal" style:font-weight-complex="normal"/>
    </style:style>
    <style:style style:name="T29" style:family="text">
      <style:text-properties fo:font-weight="normal" officeooo:rsid="0056c8db" style:font-weight-asian="normal" style:font-weight-complex="normal"/>
    </style:style>
    <style:style style:name="T30" style:family="text">
      <style:text-properties fo:font-weight="normal" officeooo:rsid="0049c82b" style:font-weight-asian="normal" style:font-weight-complex="normal"/>
    </style:style>
    <style:style style:name="T31" style:family="text">
      <style:text-properties fo:font-weight="normal" officeooo:rsid="003ed742" style:font-weight-asian="normal" style:font-weight-complex="normal"/>
    </style:style>
    <style:style style:name="T32" style:family="text">
      <style:text-properties fo:font-weight="normal" officeooo:rsid="004b96c1" style:font-weight-asian="normal" style:font-weight-complex="normal"/>
    </style:style>
    <style:style style:name="T33" style:family="text">
      <style:text-properties fo:font-weight="normal" officeooo:rsid="003f82ad" style:font-weight-asian="normal" style:font-weight-complex="normal"/>
    </style:style>
    <style:style style:name="T34" style:family="text">
      <style:text-properties fo:font-weight="normal" officeooo:rsid="0042f8a6" style:font-weight-asian="normal" style:font-weight-complex="normal"/>
    </style:style>
    <style:style style:name="T35" style:family="text">
      <style:text-properties fo:font-weight="normal" officeooo:rsid="003f8426" style:font-weight-asian="normal" style:font-weight-complex="normal"/>
    </style:style>
    <style:style style:name="T36" style:family="text">
      <style:text-properties fo:font-weight="normal" officeooo:rsid="0045d675" style:font-weight-asian="normal" style:font-weight-complex="normal"/>
    </style:style>
    <style:style style:name="T37" style:family="text">
      <style:text-properties fo:font-weight="normal" officeooo:rsid="00407229" style:font-weight-asian="normal" style:font-weight-complex="normal"/>
    </style:style>
    <style:style style:name="T38" style:family="text">
      <style:text-properties fo:font-weight="normal" officeooo:rsid="004ce7ae" style:font-weight-asian="normal" style:font-weight-complex="normal"/>
    </style:style>
    <style:style style:name="T39" style:family="text">
      <style:text-properties fo:font-weight="normal" officeooo:rsid="004407e7" style:font-weight-asian="normal" style:font-weight-complex="normal"/>
    </style:style>
    <style:style style:name="T40" style:family="text">
      <style:text-properties fo:font-weight="normal" officeooo:rsid="00592d27" style:font-weight-asian="normal" style:font-weight-complex="normal"/>
    </style:style>
    <style:style style:name="T41" style:family="text">
      <style:text-properties fo:font-weight="normal" officeooo:rsid="005ca7d4" style:font-weight-asian="normal" style:font-weight-complex="normal"/>
    </style:style>
    <style:style style:name="T42" style:family="text">
      <style:text-properties fo:font-weight="normal" officeooo:rsid="005f3d70" style:font-weight-asian="normal" style:font-weight-complex="normal"/>
    </style:style>
    <style:style style:name="T43" style:family="text">
      <style:text-properties fo:font-weight="normal" officeooo:rsid="005af74a" style:font-weight-asian="normal" style:font-weight-complex="normal"/>
    </style:style>
    <style:style style:name="T44" style:family="text">
      <style:text-properties fo:font-weight="normal" officeooo:rsid="005be966" style:font-weight-asian="normal" style:font-weight-complex="normal"/>
    </style:style>
    <style:style style:name="T45" style:family="text">
      <style:text-properties fo:font-weight="normal" officeooo:rsid="005b02c5" style:font-weight-asian="normal" style:font-weight-complex="normal"/>
    </style:style>
    <style:style style:name="T46" style:family="text">
      <style:text-properties fo:font-weight="normal" officeooo:rsid="00618108" style:font-weight-asian="normal" style:font-weight-complex="normal"/>
    </style:style>
    <style:style style:name="T47" style:family="text">
      <style:text-properties fo:font-weight="normal" officeooo:rsid="0062e3e9" style:font-weight-asian="normal" style:font-weight-complex="normal"/>
    </style:style>
    <style:style style:name="T48" style:family="text">
      <style:text-properties fo:font-weight="normal" officeooo:rsid="005d5734" style:font-weight-asian="normal" style:font-weight-complex="normal"/>
    </style:style>
    <style:style style:name="T49" style:family="text">
      <style:text-properties fo:font-weight="normal" officeooo:rsid="0063863c" style:font-weight-asian="normal" style:font-weight-complex="normal"/>
    </style:style>
    <style:style style:name="T50" style:family="text">
      <style:text-properties fo:font-weight="normal" officeooo:rsid="00653b3f" style:font-weight-asian="normal" style:font-weight-complex="normal"/>
    </style:style>
    <style:style style:name="T51" style:family="text">
      <style:text-properties fo:font-weight="normal" officeooo:rsid="00688719" style:font-weight-asian="normal" style:font-weight-complex="normal"/>
    </style:style>
    <style:style style:name="T52" style:family="text">
      <style:text-properties fo:font-weight="normal" officeooo:rsid="00325612" style:font-weight-asian="normal" style:font-weight-complex="normal"/>
    </style:style>
    <style:style style:name="T53" style:family="text">
      <style:text-properties fo:font-weight="normal" officeooo:rsid="00336986" style:font-weight-asian="normal" style:font-weight-complex="normal"/>
    </style:style>
    <style:style style:name="T54" style:family="text">
      <style:text-properties fo:font-weight="normal" officeooo:rsid="0034ace6" style:font-weight-asian="normal" style:font-weight-complex="normal"/>
    </style:style>
    <style:style style:name="T55" style:family="text">
      <style:text-properties fo:font-weight="normal" officeooo:rsid="0034c47f" style:font-weight-asian="normal" style:font-weight-complex="normal"/>
    </style:style>
    <style:style style:name="T56" style:family="text">
      <style:text-properties fo:font-weight="normal" officeooo:rsid="0022cd18" style:font-weight-asian="normal" style:font-weight-complex="normal"/>
    </style:style>
    <style:style style:name="T57" style:family="text">
      <style:text-properties fo:font-weight="normal" officeooo:rsid="00328d94" style:font-weight-asian="normal" style:font-weight-complex="normal"/>
    </style:style>
    <style:style style:name="T58" style:family="text">
      <style:text-properties fo:font-weight="normal" officeooo:rsid="00116b9f" style:font-weight-asian="normal" style:font-weight-complex="normal"/>
    </style:style>
    <style:style style:name="T59" style:family="text">
      <style:text-properties fo:font-weight="normal" officeooo:rsid="0014ebef" style:font-weight-asian="normal" style:font-weight-complex="normal"/>
    </style:style>
    <style:style style:name="T60" style:family="text">
      <style:text-properties fo:font-weight="normal" officeooo:rsid="0015d796" style:font-weight-asian="normal" style:font-weight-complex="normal"/>
    </style:style>
    <style:style style:name="T61" style:family="text">
      <style:text-properties fo:font-weight="normal" officeooo:rsid="00179fb4" style:font-weight-asian="normal" style:font-weight-complex="normal"/>
    </style:style>
    <style:style style:name="T62" style:family="text">
      <style:text-properties fo:font-weight="normal" officeooo:rsid="002e64a9" style:font-weight-asian="normal" style:font-weight-complex="normal"/>
    </style:style>
    <style:style style:name="T63" style:family="text">
      <style:text-properties fo:font-weight="normal" officeooo:rsid="00303467" style:font-weight-asian="normal" style:font-weight-complex="normal"/>
    </style:style>
    <style:style style:name="T64" style:family="text">
      <style:text-properties fo:font-weight="normal" officeooo:rsid="00315ff9" style:font-weight-asian="normal" style:font-weight-complex="normal"/>
    </style:style>
    <style:style style:name="T65" style:family="text">
      <style:text-properties fo:font-weight="normal" officeooo:rsid="004d6986" style:font-weight-asian="normal" style:font-weight-complex="normal"/>
    </style:style>
    <style:style style:name="T66" style:family="text">
      <style:text-properties fo:font-weight="normal" officeooo:rsid="004ec71d" style:font-weight-asian="normal" style:font-weight-complex="normal"/>
    </style:style>
    <style:style style:name="T67" style:family="text">
      <style:text-properties fo:font-weight="normal" officeooo:rsid="00603239" style:font-weight-asian="normal" style:font-weight-complex="normal"/>
    </style:style>
    <style:style style:name="T68" style:family="text">
      <style:text-properties fo:font-weight="normal" officeooo:rsid="006180d3" style:font-weight-asian="normal" style:font-weight-complex="normal"/>
    </style:style>
    <style:style style:name="T69" style:family="text">
      <style:text-properties fo:font-weight="normal" officeooo:rsid="00645aed" style:font-weight-asian="normal" style:font-weight-complex="normal"/>
    </style:style>
    <style:style style:name="T70" style:family="text">
      <style:text-properties fo:font-weight="normal" officeooo:rsid="0065adfd" style:font-weight-asian="normal" style:font-weight-complex="normal"/>
    </style:style>
    <style:style style:name="T71" style:family="text">
      <style:text-properties fo:font-weight="normal" officeooo:rsid="006952aa" style:font-weight-asian="normal" style:font-weight-complex="normal"/>
    </style:style>
    <style:style style:name="T72" style:family="text">
      <style:text-properties fo:font-weight="normal" officeooo:rsid="0089aff4" style:font-weight-asian="normal" style:font-weight-complex="normal"/>
    </style:style>
    <style:style style:name="T73" style:family="text">
      <style:text-properties fo:font-weight="normal" officeooo:rsid="008cd7ab" style:font-weight-asian="normal" style:font-weight-complex="normal"/>
    </style:style>
    <style:style style:name="T74" style:family="text">
      <style:text-properties officeooo:rsid="0039bd4b"/>
    </style:style>
    <style:style style:name="T75" style:family="text">
      <style:text-properties officeooo:rsid="00446d17"/>
    </style:style>
    <style:style style:name="T76" style:family="text">
      <style:text-properties officeooo:rsid="00580f5c"/>
    </style:style>
    <style:style style:name="T77" style:family="text">
      <style:text-properties officeooo:rsid="005d5734"/>
    </style:style>
    <style:style style:name="T78" style:family="text">
      <style:text-properties officeooo:rsid="00688719"/>
    </style:style>
    <style:style style:name="T79" style:family="text">
      <style:text-properties officeooo:rsid="00745f13"/>
    </style:style>
    <style:style style:name="T80" style:family="text">
      <style:text-properties officeooo:rsid="001cb8fa"/>
    </style:style>
    <style:style style:name="T81" style:family="text">
      <style:text-properties officeooo:rsid="006be780"/>
    </style:style>
    <style:style style:name="T82" style:family="text">
      <style:text-properties officeooo:rsid="006f52c1"/>
    </style:style>
    <style:style style:name="T83" style:family="text">
      <style:text-properties officeooo:rsid="001fbe77"/>
    </style:style>
    <style:style style:name="T84" style:family="text">
      <style:text-properties officeooo:rsid="0022cd18"/>
    </style:style>
    <style:style style:name="T85" style:family="text">
      <style:text-properties officeooo:rsid="00328d94"/>
    </style:style>
    <style:style style:name="T86" style:family="text">
      <style:text-properties officeooo:rsid="003d6029"/>
    </style:style>
    <style:style style:name="T87" style:family="text">
      <style:text-properties officeooo:rsid="00414616"/>
    </style:style>
    <style:style style:name="T88" style:family="text">
      <style:text-properties officeooo:rsid="00436458"/>
    </style:style>
    <style:style style:name="T89" style:family="text">
      <style:text-properties officeooo:rsid="005bc7a2"/>
    </style:style>
    <style:style style:name="T90" style:family="text">
      <style:text-properties officeooo:rsid="005c574b"/>
    </style:style>
    <style:style style:name="T91" style:family="text">
      <style:text-properties officeooo:rsid="0062091e"/>
    </style:style>
    <style:style style:name="T92" style:family="text">
      <style:text-properties officeooo:rsid="00950b12"/>
    </style:style>
    <style:style style:name="T93" style:family="text">
      <style:text-properties officeooo:rsid="00959fa9"/>
    </style:style>
    <style:style style:name="T94" style:family="text">
      <style:text-properties officeooo:rsid="00979c4d"/>
    </style:style>
    <style:style style:name="T95" style:family="text">
      <style:text-properties officeooo:rsid="00a0a710"/>
    </style:style>
    <style:style style:name="T96" style:family="text">
      <style:text-properties officeooo:rsid="005f2bc4"/>
    </style:style>
    <style:style style:name="T97" style:family="text">
      <style:text-properties officeooo:rsid="00640513"/>
    </style:style>
    <style:style style:name="T98" style:family="text">
      <style:text-properties officeooo:rsid="0068e67c"/>
    </style:style>
    <style:style style:name="T99" style:family="text">
      <style:text-properties officeooo:rsid="008b9548"/>
    </style:style>
    <style:style style:name="T100" style:family="text">
      <style:text-properties officeooo:rsid="0069d562"/>
    </style:style>
    <style:style style:name="T101" style:family="text">
      <style:text-properties officeooo:rsid="00664270"/>
    </style:style>
    <style:style style:name="T102" style:family="text">
      <style:text-properties officeooo:rsid="00727d0c"/>
    </style:style>
    <style:style style:name="T103" style:family="text">
      <style:text-properties officeooo:rsid="0073bf4f"/>
    </style:style>
    <style:style style:name="T104" style:family="text">
      <style:text-properties officeooo:rsid="007a4901"/>
    </style:style>
    <style:style style:name="T105" style:family="text">
      <style:text-properties officeooo:rsid="007c74a8"/>
    </style:style>
    <style:style style:name="T106" style:family="text">
      <style:text-properties officeooo:rsid="00845c4c"/>
    </style:style>
    <style:style style:name="T107" style:family="text">
      <style:text-properties officeooo:rsid="007f9d72"/>
    </style:style>
    <style:style style:name="T108" style:family="text">
      <style:text-properties officeooo:rsid="0080ed31"/>
    </style:style>
    <style:style style:name="T109" style:family="text">
      <style:text-properties officeooo:rsid="00a66a83"/>
    </style:style>
    <style:style style:name="T110" style:family="text">
      <style:text-properties officeooo:rsid="00a6ddb6"/>
    </style:style>
    <style:style style:name="T111" style:family="text">
      <style:text-properties officeooo:rsid="00b5205a"/>
    </style:style>
    <style:style style:name="T112" style:family="text">
      <style:text-properties officeooo:rsid="00b674d2"/>
    </style:style>
    <style:style style:name="T113" style:family="text">
      <style:text-properties officeooo:rsid="00ac2af8"/>
    </style:style>
    <style:style style:name="T114" style:family="text">
      <style:text-properties officeooo:rsid="004407e7"/>
    </style:style>
    <style:style style:name="T115" style:family="text">
      <style:text-properties officeooo:rsid="0004d2a1"/>
    </style:style>
    <style:style style:name="T116" style:family="text">
      <style:text-properties officeooo:rsid="00069aeb"/>
    </style:style>
    <style:style style:name="T117" style:family="text">
      <style:text-properties officeooo:rsid="00082ddb"/>
    </style:style>
    <style:style style:name="T118" style:family="text">
      <style:text-properties officeooo:rsid="000977c0"/>
    </style:style>
    <style:style style:name="T119" style:family="text">
      <style:text-properties officeooo:rsid="000b0ebc"/>
    </style:style>
    <style:style style:name="T120" style:family="text">
      <style:text-properties officeooo:rsid="00196a1e"/>
    </style:style>
    <style:style style:name="T121" style:family="text">
      <style:text-properties officeooo:rsid="001d687e"/>
    </style:style>
    <style:style style:name="T122" style:family="text">
      <style:text-properties officeooo:rsid="001ef519"/>
    </style:style>
    <style:style style:name="T123" style:family="text">
      <style:text-properties officeooo:rsid="0020254d"/>
    </style:style>
    <style:style style:name="T124" style:family="text">
      <style:text-properties officeooo:rsid="00219f3c"/>
    </style:style>
    <style:style style:name="T125" style:family="text">
      <style:text-properties officeooo:rsid="00223b3b"/>
    </style:style>
    <style:style style:name="T126" style:family="text">
      <style:text-properties officeooo:rsid="0027abcb"/>
    </style:style>
    <style:style style:name="T127" style:family="text">
      <style:text-properties officeooo:rsid="002bbf43"/>
    </style:style>
    <style:style style:name="T128" style:family="text">
      <style:text-properties officeooo:rsid="002c0d84"/>
    </style:style>
    <style:style style:name="T129" style:family="text">
      <style:text-properties officeooo:rsid="002c74de"/>
    </style:style>
    <style:style style:name="T130" style:family="text">
      <style:text-properties officeooo:rsid="002d6a19"/>
    </style:style>
    <style:style style:name="T131" style:family="text">
      <style:text-properties officeooo:rsid="0037eef9"/>
    </style:style>
    <style:style style:name="T132" style:family="text">
      <style:text-properties officeooo:rsid="0038e6f9"/>
    </style:style>
    <style:style style:name="T133" style:family="text">
      <style:text-properties officeooo:rsid="003a50d7"/>
    </style:style>
    <style:style style:name="T134" style:family="text">
      <style:text-properties officeooo:rsid="004157c5"/>
    </style:style>
    <style:style style:name="T135" style:family="text">
      <style:text-properties officeooo:rsid="004316ae"/>
    </style:style>
    <style:style style:name="T136" style:family="text">
      <style:text-properties officeooo:rsid="00439a9a"/>
    </style:style>
    <style:style style:name="T137" style:family="text">
      <style:text-properties officeooo:rsid="004a3903"/>
    </style:style>
    <style:style style:name="T138" style:family="text">
      <style:text-properties officeooo:rsid="004b856f"/>
    </style:style>
    <style:style style:name="T139" style:family="text">
      <style:text-properties officeooo:rsid="004d6986"/>
    </style:style>
    <style:style style:name="T140" style:family="text">
      <style:text-properties officeooo:rsid="0050ab01"/>
    </style:style>
    <style:style style:name="T141" style:family="text">
      <style:text-properties officeooo:rsid="00576030"/>
    </style:style>
    <style:style style:name="T142" style:family="text">
      <style:text-properties officeooo:rsid="005cbe3e"/>
    </style:style>
    <style:style style:name="T143" style:family="text">
      <style:text-properties officeooo:rsid="005e11b3"/>
    </style:style>
    <style:style style:name="T144" style:family="text">
      <style:text-properties officeooo:rsid="005e9ac8"/>
    </style:style>
    <style:style style:name="T145" style:family="text">
      <style:text-properties officeooo:rsid="00603239"/>
    </style:style>
    <style:style style:name="T146" style:family="text">
      <style:text-properties officeooo:rsid="00645aed"/>
    </style:style>
    <style:style style:name="T147" style:family="text">
      <style:text-properties officeooo:rsid="0077d01a"/>
    </style:style>
    <style:style style:name="T148" style:family="text">
      <style:text-properties officeooo:rsid="007afb16"/>
    </style:style>
    <style:style style:name="T149" style:family="text">
      <style:text-properties fo:font-size="6pt" fo:language="pt" fo:country="BR" fo:font-weight="bold" officeooo:rsid="007d339f" style:font-size-asian="6pt" style:font-weight-asian="bold" style:font-size-complex="6pt" style:font-weight-complex="bold"/>
    </style:style>
    <style:style style:name="T150" style:family="text">
      <style:text-properties fo:font-size="6pt" fo:language="pt" fo:country="BR" fo:font-weight="normal" officeooo:rsid="00849222" style:font-size-asian="6pt" style:font-weight-asian="normal" style:font-size-complex="6pt" style:font-weight-complex="normal"/>
    </style:style>
    <style:style style:name="T151" style:family="text">
      <style:text-properties fo:font-size="6pt" fo:language="pt" fo:country="BR" fo:font-weight="normal" officeooo:rsid="00865335" style:font-size-asian="6pt" style:font-weight-asian="normal" style:font-size-complex="6pt" style:font-weight-complex="normal"/>
    </style:style>
    <style:style style:name="T152" style:family="text">
      <style:text-properties officeooo:rsid="008b4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asa gourmet </text:p>
      <text:p text:style-name="P63"><text:tab/>Sistema casa gourmet deve fornecer a <text:span text:style-name="T127">possibilidade</text:span> de seus usuários criarem eventos em um ambiente que facilite a busca de itens essências para a produção do mesmo, além de fornecer uma <text:span text:style-name="T127">simplificação</text:span> de rede social para que o mesmo possa <text:span text:style-name="T127">interagir</text:span> com parceiros, <text:span text:style-name="T127">possível</text:span> empregados e convidados, é disponibilizando também uma simplificação de loja virtual e sistema de frete com o intuito de manter toda produção interna ao sistema fazendo comparações com outros eventos <text:span text:style-name="T127">a fim de</text:span> garanti lucro máximo a todos.</text:p>
      <text:p text:style-name="P64"/>
      <text:p text:style-name="P28">Evento</text:p>
      <text:p text:style-name="P65"><text:tab/>No sistema de criação de eventos deve haver a persist<text:span text:style-name="T1">ê</text:span>ncia dos dados do evento antes, durante e depois do <text:span text:style-name="T128">evento</text:span> produzido, uma vez que tu<text:span text:style-name="T2">d</text:span>o será usado para comparações futuras não só para conhecimento do participante que <text:span text:style-name="T129">produziu</text:span> os dados mas para to<text:span text:style-name="T4">d</text:span>a a comunidade de <text:span text:style-name="T3">promotores</text:span> de eventos. </text:p>
      <text:p text:style-name="P29"><text:span text:style-name="T129">Criação</text:span> de evento</text:p>
      <text:p text:style-name="P66"><text:tab/>Ao <text:span text:style-name="T129">iniciar</text:span> a criação de eventos o <text:span text:style-name="T129">usuário</text:span> deve inserir dados básicos como local do evento,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29">fórmula</text:span> para atingir a meta de lucro almejada pelo produtor de evento, após a primeira impressão da criação do evento o produtor poderá alterar a configuração do evento, podendo criar <text:span text:style-name="T129">ingresso</text:span>, <text:span text:style-name="T129">cardápio</text:span>, propaganda a ser exibida nas redes sociais cadastradas ou no sistema interno da casa gourmet, tema e promoções para o evento, essas alterações deverão ser sempre atualizadas <text:span text:style-name="T129">a fim de</text:span> evitar inconsistência <text:span text:style-name="T129">das informações</text:span> causando-lhe assim imprevistos ou a <text:span text:style-name="T129">impossibilidade</text:span> de atingir a meta. No sistema de criação de eventos o usuário poderá verificar os eventos próximos para <text:span text:style-name="T129">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29">exclusão</text:span> do mesmo. Deve fornecer um canal direto com fornecedores de insumos através de um cheklist, este que será responsável por garantir a<text:span text:style-name="T5">u</text:span>tomação <text:span text:style-name="T130">das necessidades</text:span> de itens, sugerindo <text:span text:style-name="T6">e controlando horários de </text:span>serviços de frete, <text:span text:style-name="T6">limpeza, e prazos sempre selecionando</text:span> <text:span text:style-name="T129">a partir</text:span> de impulsionamento e boa avaliação. Todo evento poderá ser criado em conjunto com outros <text:span text:style-name="T129">promotores</text:span> fornecendo assim mais agilidade e diferentes pontos de vista <text:span text:style-name="T129">e, por fim, será</text:span> registrado na agenda de todos os envolvidos além de <text:s/>considerado o tempo entre a <text:span text:style-name="T130">execução</text:span> e início da exposição das propagandas através de dados da comunidade, uma vez <text:span text:style-name="T130">concluído</text:span> o evento será salvo em uma lista onde aguardara a aprovação do promotor , podendo ser simulado, para <text:span text:style-name="T130">execução</text:span>, abandono ou comercialização em loja alertando inconsistência das datas que poderão ser alteradas e atualizadas para os envolvidos se houver necessidade.</text:p>
      <text:p text:style-name="P30">Ingresso</text:p>
      <text:p text:style-name="P67"><text:span text:style-name="T7"><text:tab/></text:span><text:span text:style-name="T9">A persistência dos dados relacionados a ingressos são de grande importância, uma vez que esses </text:span><text:span text:style-name="T62">ingressos</text:span><text:span text:style-name="T9"> poderão ser comercializados, dentro e fora do sistema e sua criação permiti</text:span><text:span text:style-name="T62">rá</text:span><text:span text:style-name="T9"> uma grande variedade e exclusividade da sua criaçã</text:span><text:span text:style-name="T10">o, </text:span><text:span text:style-name="T11">podendo ser acumulados em uma lista</text:span><text:span text:style-name="T10">, </text:span><text:span text:style-name="T12">é i</text:span><text:span text:style-name="T62">m</text:span><text:span text:style-name="T12">portante saber que, para fins de controle de evento</text:span><text:span text:style-name="T10">s</text:span><text:span text:style-name="T12">, o sistema cons</text:span><text:span text:style-name="T62">i</text:span><text:span text:style-name="T12">dera a criação de eventos com exclusividade em open-bar, e o </text:span><text:span text:style-name="T62">ingresso</text:span><text:span text:style-name="T12"> possibilita isso uma vez que o mesmo </text:span><text:span text:style-name="T62">detêm</text:span><text:span text:style-name="T12"> </text:span><text:span text:style-name="T62">dispositivos</text:span><text:span text:style-name="T12"> de segurança que </text:span><text:span text:style-name="T62">impossibilita</text:span><text:span text:style-name="T12"> fraudes, </text:span><text:span text:style-name="T13">podendo </text:span><text:span text:style-name="T62">ressarcir</text:span><text:span text:style-name="T13"> em casos de cancelamentos de eventos</text:span><text:span text:style-name="T9">.</text:span></text:p>
      <text:p text:style-name="P31"><text:span text:style-name="T74">C</text:span>riação de ingresso</text:p>
      <text:p text:style-name="P66"><text:span text:style-name="T9"><text:tab/></text:span><text:span text:style-name="T12">Ao </text:span><text:span text:style-name="T63">iniciar</text:span><text:span text:style-name="T12"> a criação de ingresso </text:span><text:span text:style-name="T14">temos a disponibilização de um sistema de edição de imagens </text:span><text:span text:style-name="T63">simplificado</text:span><text:span text:style-name="T14"> </text:span><text:span text:style-name="T15">contido no editor de layout</text:span><text:span text:style-name="T14">, </text:span><text:span text:style-name="T16">podendo cortar, rotacionar, escalonar, alterar cores e inserir fontes e fotos </text:span><text:span text:style-name="T17">em layer</text:span><text:span text:style-name="T14">, </text:span><text:span text:style-name="T18">durante a criação de ingresso o sistema disponibilizará um layout básico, contudo o usuário poderá </text:span><text:span text:style-name="T64">alterá-lo</text:span><text:span text:style-name="T14">, </text:span><text:span text:style-name="T19">neste ambiente </text:span><text:span text:style-name="T20">de edição </text:span><text:span text:style-name="T21">de layout</text:span><text:span text:style-name="T22"> será possível a disposição de caixas de</text:span><text:span text:style-name="T14"> texto, posicionamento de QR, </text:span><text:span text:style-name="T23">data do evento</text:span><text:span text:style-name="T14">, </text:span><text:span text:style-name="T24">ou </text:span><text:span text:style-name="T64">códigos</text:span><text:span text:style-name="T24"> de barras,</text:span><text:span text:style-name="T14"> </text:span><text:span text:style-name="T25">posicionamento d</text:span><text:span text:style-name="T22">e image</text:span><text:span text:style-name="T64">n</text:span><text:span text:style-name="T22">s, </text:span><text:span text:style-name="T25">apresentação de </text:span><text:span text:style-name="T22">link para contatos </text:span><text:span text:style-name="T24">de todos os participantes </text:span><text:span text:style-name="T22">envolvidos, </text:span><text:span text:style-name="T23">e recu</text:span><text:span text:style-name="T64">r</text:span><text:span text:style-name="T23">sivamente o link de compra do próprio ingresso</text:span><text:span text:style-name="T14">,</text:span><text:span text:style-name="T26"> além de</text:span><text:span text:style-name="T14"> visualização frente e verso </text:span><text:span text:style-name="T25">para impressão, </text:span><text:span text:style-name="T27">tamanho, corte etc.</text:span><text:span text:style-name="T28"> todas as instruções de como chegar ao evento, incluindo </text:span><text:span text:style-name="T27">apenas </text:span><text:span text:style-name="T28">no caso de impre</text:span><text:span text:style-name="T64">s</text:span><text:span text:style-name="T28">são, </text:span><text:span text:style-name="T27">para os cliente</text:span><text:span text:style-name="T64">s</text:span><text:span text:style-name="T27"> que tenham </text:span><text:span text:style-name="T64">adquirido</text:span><text:span text:style-name="T27"> o ingresso por intermédio do sistema</text:span><text:span text:style-name="T28">, </text:span><text:span text:style-name="T27">o mesmo poderá ser solicitado no momento da compr</text:span><text:span text:style-name="T29">a</text:span><text:span text:style-name="T27"> a criação de um</text:span><text:span text:style-name="T28"> alertado sobre o in</text:span><text:span text:style-name="T27">í</text:span><text:span text:style-name="T28">cio do evento al</text:span><text:span text:style-name="T30">é</text:span><text:span text:style-name="T28">m de ter o caminho marcado no são de festas (lobby)</text:span><text:span text:style-name="T25">; E</text:span><text:span text:style-name="T14">sses </text:span><text:span text:style-name="T64">ingressos</text:span><text:span text:style-name="T14"> criados podem ser oferecidos ao </text:span><text:span text:style-name="T31">p</text:span><text:span text:style-name="T32">ú</text:span><text:span text:style-name="T31">blico-alvo</text:span><text:span text:style-name="T14"> pela loja, por acesso </text:span><text:span text:style-name="T33">a conta</text:span><text:span text:style-name="T14"> d</text:span><text:span text:style-name="T33">os</text:span><text:span text:style-name="T14"> envolvido</text:span><text:span text:style-name="T64">s</text:span><text:span text:style-name="T14"> com o</text:span><text:span text:style-name="T64">s</text:span><text:span text:style-name="T14"> eventos, o</text:span><text:span text:style-name="T34">u</text:span><text:span text:style-name="T14"> por publicações, </text:span><text:span text:style-name="T35">promoções, propagandas, </text:span><text:span text:style-name="T64">e-mail</text:span><text:span text:style-name="T35">, </text:span><text:span text:style-name="T36">e redes sociais sendo </text:span><text:span text:style-name="T37">reservando, ao cliente, informações de c</text:span><text:span text:style-name="T64">on</text:span><text:span text:style-name="T37">trato sobre qualquer particularidade, </text:span><text:span text:style-name="T28">custos e enformações do evento,</text:span><text:span text:style-name="T37"> </text:span><text:span text:style-name="T34">como </text:span><text:span text:style-name="T38">por exemplo a </text:span><text:span text:style-name="T34">compra de ingressos para empresas</text:span><text:span text:style-name="T37">, </text:span><text:span text:style-name="T39">por fim todos os ingressos podem ser criados através de cooperativismo, </text:span><text:span text:style-name="T17">persistindo os dados para o participante principal </text:span><text:span text:style-name="T29">e sendo posta para a comercialização somente apó</text:span><text:span text:style-name="T60">s</text:span><text:span text:style-name="T29"> a aprovação do participante principal, esse que poderá também deletar, oferecer a terceiros ou apenas armazenar em sua lista e ingressos para posterioridade</text:span><text:span text:style-name="T17">. </text:span><text:span text:style-name="T60">E Concluindo com a possibilidade de comercializa</text:span><text:span text:style-name="T61">r</text:span><text:span text:style-name="T60"> os ingressos produzidos.</text:span></text:p>
      <text:p text:style-name="P32"><text:span text:style-name="T75">R</text:span>eceita</text:p>
      <text:p text:style-name="P3"><text:tab/>A persistência de dados relacionados com a criação de receitas são de grande importância uma vez que após a criação, poderá ser comercializada <text:span text:style-name="T76">por modalidades de royalties</text:span> ou tendo todo os seus direitos de uso transferidos para algum participante do sistema</text:p>
      <text:p text:style-name="P33">Criar receita</text:p>
      <text:p text:style-name="P34"><text:tab/><text:span text:style-name="T8">Para a criação de receitas o sistema </text:span><text:span text:style-name="T66">disponibilizará</text:span><text:span text:style-name="T8"> um editor de receitas onde será possível a criação de texto para edição de receitas </text:span><text:span text:style-name="T40">formatações e fontes, al</text:span><text:span text:style-name="T41">é</text:span><text:span text:style-name="T40">m da </text:span><text:span text:style-name="T69">possibilidade</text:span><text:span text:style-name="T40"> de inserir algumas fotos de acordo com o editor de layout, que disponibilizará essas fe</text:span><text:span text:style-name="T71">r</text:span><text:span text:style-name="T40">ramentas já padronizadas,</text:span><text:span text:style-name="T42"> permitindo</text:span><text:span text:style-name="T40"> ao usuário a alteração </text:span><text:span text:style-name="T69">a posteriori</text:span><text:span text:style-name="T40"> </text:span><text:span text:style-name="T43">al</text:span><text:span text:style-name="T44">é</text:span><text:span text:style-name="T43">m de poder inserir link de redes sociais para exposição vídeo demonstração,</text:span><text:span text:style-name="T45"> tutorial de criação </text:span><text:span text:style-name="T46">ou imagens compartilhadas</text:span><text:span text:style-name="T45">. </text:span><text:span text:style-name="T47">A receita </text:span><text:span text:style-name="T48">fica responsável por atualizar o checklist dos usuários que </text:span><text:span text:style-name="T69">selecionarem-na</text:span><text:span text:style-name="T48"> para algum evento, que para maior número de visualizações, </text:span><text:span text:style-name="T49">o sistema de receitas</text:span><text:span text:style-name="T48">, conta com um sistema de impulsionamento para que o máximo de clientes visualizem a receita, inserindo promoções se </text:span><text:span text:style-name="T69">necessário</text:span><text:span text:style-name="T48"> </text:span><text:span text:style-name="T50">e </text:span><text:span text:style-name="T48">podendo ser criada cooperativamente ficando a car</text:span><text:span text:style-name="T50">g</text:span><text:span text:style-name="T48">o do participante principal a comercialização, abandono ou exclusão da receita, comercialização para </text:span><text:span text:style-name="T69">terceiros</text:span><text:span text:style-name="T48"> ou apenas </text:span><text:span text:style-name="T69">armazenamento.</text:span><text:span text:style-name="T48"> </text:span><text:span text:style-name="T70">Esse sistema</text:span><text:span text:style-name="T59"> oferece a possibilidade de vende as receitas criadas e armazenadas em lista.</text:span></text:p>
      <text:p text:style-name="P35"><text:span text:style-name="T77">P</text:span>ropagandas</text:p>
      <text:p text:style-name="P36"><text:tab/><text:span text:style-name="T8">Um sistema de criação de banner virtual, podendo ser impresso para maximização de </text:span><text:span text:style-name="T66">visualização</text:span><text:span text:style-name="T8"> do evento </text:span><text:span text:style-name="T51">funciona com um poderoso sistema de edição contando também com um modelo muito d</text:span><text:span text:style-name="T65">e</text:span><text:span text:style-name="T51">finido de </text:span><text:span text:style-name="T66">marketing</text:span><text:span text:style-name="T51"> virtual já a muito tempo </text:span><text:span text:style-name="T66">empregado</text:span><text:span text:style-name="T51"> por empresas de grande e médio porte.</text:span></text:p>
      <text:p text:style-name="P37"><text:span text:style-name="T78">C</text:span>riação de propaganda</text:p>
      <text:p text:style-name="P4"><text:tab/>Para a disposição do usuário o sistema de criação de propag<text:span text:style-name="T139">a</text:span>ndas é ofertado com o intuito de publicidade de eventos, contendo um poderoso sistema de criação de layout para a edição de textos e imagens, anexos de redes sociais, além de conter info<text:span text:style-name="T139">r</text:span>mações sobre o evento como atrações, participante<text:span text:style-name="T79">s</text:span> dinâmicos, <text:span text:style-name="T80">datas, horários</text:span> <text:span text:style-name="T79">e</text:span> <text:span text:style-name="T139">endereço</text:span>, possibilita também o direcionamento para a compra dos ingressos para pessoas ou empresas podendo ser impulsionado para <text:span text:style-name="T139">aumentar</text:span> o <text:span text:style-name="T146">alcance</text:span> das publicações e com isso adquirir lucro máximo. Versáti<text:span text:style-name="T81">l</text:span> na criação de eventos o sistema permite o cooperativismo durante a cria<text:span text:style-name="T79">ç</text:span>ão da propaganda ficando a cargo do participante principal de armazenar, excluir, comercializar para terceiros ou aplicar para um dado evento, <text:span text:style-name="T82">sendo possível também visualizar e imprimir o banner sempre sendo apresentado uma configuração padrão para edição a posteriori</text:span>. <text:span text:style-name="T120">Além poder oferecer para a área de vendas.</text:span></text:p>
      <text:p text:style-name="P38">Layout</text:p>
      <text:p text:style-name="P5"><text:tab/><text:span text:style-name="T139">Responsável</text:span> por suprir as necessidades de edição de textos, padronização e edição de imagens, o <text:span text:style-name="T139">layout</text:span> tem importante<text:span text:style-name="T139">s</text:span> funções sobre os <text:span text:style-name="T139">subsistemas</text:span> oferecidos para todos os participantes, cliente e demais. <text:span text:style-name="T83">Com sua simplicidade na criação e pela apresentação de modelos pré-programados acelerando a criação, e com isso ganhando tempo para coisas com uma maior importância.</text:span></text:p>
      <text:p text:style-name="P39">Criação de <text:span text:style-name="T145">layout</text:span></text:p>
      <text:p text:style-name="P6"><text:tab/><text:span text:style-name="T84">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40">Cardápio</text:p>
      <text:p text:style-name="P7"><text:tab/>Sistema de disposição de receitas ofertadas durante um evento, podendo apresentar o preço de <text:span text:style-name="T145">seus itens</text:span> e <text:span text:style-name="T145">também</text:span> promoções, fazendo uso do editor de <text:span text:style-name="T145">layout</text:span> para maior agilidade na construção apresenta de maneira <text:span text:style-name="T146">o</text:span>rganizada e atraente aos convidados acesso as receitas, e itens utilizados no preparo</text:p>
      <text:p text:style-name="P41">Criação de <text:span text:style-name="T145">cardápio</text:span></text:p>
      <text:p text:style-name="P42"><text:tab/><text:span text:style-name="T8">Nesse sistema será possível inserir suas </text:span><text:span text:style-name="T67">próprias</text:span><text:span text:style-name="T8"> receitas ou buscar receitas em vitrines, tendo maior visibilidade de receitas bem impulsionadas ou com alta aprovação, respeitando sempre o regime de apropriação ou royalties de comercialização de receitas em seu contrato, </text:span><text:span text:style-name="T52">uma vez iniciado a criação de </text:span><text:span text:style-name="T67">cardápio</text:span><text:span text:style-name="T52"> o participante principal tem acesso ao gerador de comandas, que pode</text:span><text:span text:style-name="T53">m</text:span><text:span text:style-name="T52"> ser imprimid</text:span><text:span text:style-name="T68">as</text:span><text:span text:style-name="T52"> posteriormente, editor de preços e categorias, e o sistema de impulsionamento e compartilhamento em redes sociai</text:span><text:span text:style-name="T53">s</text:span><text:span text:style-name="T52">, </text:span><text:span text:style-name="T54">podendo também compartilhar o </text:span><text:span text:style-name="T67">cardápio</text:span><text:span text:style-name="T54"> anexando os</text:span><text:span text:style-name="T52"> evento</text:span><text:span text:style-name="T67">s</text:span><text:span text:style-name="T52"> ao qual o </text:span><text:span text:style-name="T67">cardápio</text:span><text:span text:style-name="T52"> </text:span><text:span text:style-name="T67">compõe</text:span><text:span text:style-name="T52">, </text:span><text:span text:style-name="T55">esse editor de </text:span><text:span text:style-name="T67">cardápio</text:span><text:span text:style-name="T55"> </text:span><text:span text:style-name="T56">pode ser criado cooperativamente, ficando a cargo, do participante principal, armazenar, excluir, comercializar para terceiros ou aplicar </text:span><text:span text:style-name="T57">a algum evento. </text:span><text:span text:style-name="T58">Esse sistema permite a comercialização para clientes do cardápio.</text:span></text:p>
      <text:p text:style-name="P43">Promoção</text:p>
      <text:p text:style-name="P8"><text:tab/><text:span text:style-name="T145">Construído</text:span> para aumentar o n<text:span text:style-name="T116">ú</text:span>mero de vendas através de incentivos como, comprar em atacado, ou promoções de produtos que <text:span text:style-name="T116">es</text:span>tão na lista de desejos de usuários, além do fornecimento de um editor de promoções que pode ser <text:span text:style-name="T145">engatilhado</text:span> para apresentar uma promoção em um determinado período.</text:p>
      <text:p text:style-name="P44">Criação e administração de promoções</text:p>
      <text:p text:style-name="P9"><text:tab/>Para construção de promoções <text:span text:style-name="T118">o sistema é composto p</text:span>o<text:span text:style-name="T118">r um</text:span> sistema de edição de layout e contratos, podendo ser impulsionado e tendo a disposição a calculadora de lucros, onde será possível verificar o custo dos itens e comparar com o valor da promoção, <text:span text:style-name="T119">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17">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45"><text:span text:style-name="T85">C</text:span>ontrato</text:p>
      <text:p text:style-name="P10"><text:tab/>Sistema de simplificação e padronização de criação de contratos para itens internos do sistema, facilitando os produtores de evento e garantindo a todos a <text:span text:style-name="T140">seguridade</text:span> de suas criações.</text:p>
      <text:p text:style-name="P45">Criação de contrato</text:p>
      <text:p text:style-name="P10"><text:tab/>Sistema simplificado de cria<text:span text:style-name="T86">ç</text:span>ão de contrato apresenta um modelo padrão para as mais diversos <text:span text:style-name="T140">subsistemas</text:span> de criação, com o intuito de garantir e acelerar a criação <text:span text:style-name="T86">para </text:span>participantes, <text:span text:style-name="T86">conta também com um sistema de criação compartilhada e assinatura digital, além de ser possível o impulsionamento ficando a cargo, do participante principal, armazenar, excluir, comercializar para terceiros ou aplicar a algum evento.</text:span></text:p>
      <text:p text:style-name="P46">Monitor</text:p>
      <text:p text:style-name="P11"><text:tab/>Concebido com a finalidade de auxiliar o evento, durante <text:span text:style-name="T140">excussão,</text:span> o monitoramento possibilita avalia, corrigir problemas, e garantir o bom <text:span text:style-name="T140">funcionamento</text:span> do <text:span text:style-name="T140">evento</text:span> uma vez que é possível adicionar mais pessoas para participar, ou retirar caso seja necessário, <text:span text:style-name="T87">aumentar o raio de alcance das publicações, convidar mais pessoas, verificar os gastos em tempo real além de abrir uma conexão direta com todos os usuários do sistema presentes.</text:span></text:p>
      <text:p text:style-name="P47">Atividade de monitoramento</text:p>
      <text:p text:style-name="P12"><text:tab/><text:span text:style-name="T88">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1"><text:soft-page-break/>Perfil</text:p>
      <text:p text:style-name="P13"><text:tab/>O editor de perfil permite <text:span text:style-name="T143">alterações</text:span> no perfil dos usuários, e sempre que o usuário estiver inativo por muito tempo, <text:span text:style-name="T142">fazem-se</text:span> perguntas não respondidas <text:span text:style-name="T89">do</text:span> perfil <text:span text:style-name="T142">a fim de preenchê-lo.</text:span> <text:span text:style-name="T90">Além de apresentar a lista de desejos pessoais do usuário com a possibilidade de compra.</text:span></text:p>
      <text:p text:style-name="P48">Edição de perfil</text:p>
      <text:p text:style-name="P14"><text:tab/>Durante o cadastro, para agilizar, a retenção de informações do usuário ficam a <text:span text:style-name="T142">merce</text:span> da disposição momentânea de informar seus dados, dessa forma é possível pular etapas, caso essas etapas sejam necessárias o usuário <text:span text:style-name="T144">poderá</text:span> <text:span text:style-name="T144">completá-las</text:span> <text:span text:style-name="T144">a partir</text:span> do editor de perfil, <text:span text:style-name="T91">ou através de notificações</text:span>, onde <text:span text:style-name="T92">o sistema se encarrega de notificar sobre pendências a serem, quando verificado baixo fluxo do participante no sistema</text:span>, altera<text:span text:style-name="T93">das</text:span>, adicion<text:span text:style-name="T94">adas</text:span> <text:span text:style-name="T144">excluídas.</text:span> <text:span text:style-name="T95">Também</text:span> anexar eventos feitos pelo mesmo, <text:span text:style-name="T144">a fim de</text:span> garantir um bom histórico no sistema e <text:span text:style-name="T144">aumentar</text:span> a sua confiabilidade em meio aos outros usuários, e caso necessite poderá criar <text:span text:style-name="T144">impulsionamentos</text:span> para <text:span text:style-name="T144">maximizar</text:span> ainda seu <text:span text:style-name="T144">alcance</text:span>, além de permitir <text:span text:style-name="T144">aos usuários</text:span> <text:span text:style-name="T96">a construção de lista de desejos dessa forma, ele poderá informa o desejo de adquirir algum item de alguma loja, sendo atualizado quando o seu objeto de desejo estiver em promoção.</text:span></text:p>
      <text:p text:style-name="P49">Histórico</text:p>
      <text:p text:style-name="P15"><text:tab/><text:span text:style-name="T97">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50">Criação de histórico</text:p>
      <text:p text:style-name="P16"><text:tab/>Com a necessidade de produção de um sistema <text:span text:style-name="T98">que</text:span> possa gerar um <text:span text:style-name="T141">histórico</text:span> de eventos <text:span text:style-name="T99">e de loja</text:span>, contendo dados de suma <text:span text:style-name="T141">importância</text:span> <text:span text:style-name="T98">para cada promotor</text:span>, o sistema de criação de hist<text:span text:style-name="T99">ó</text:span>rico permite a cada <text:span text:style-name="T141">usuário</text:span>, <text:span text:style-name="T100">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0">s</text:span>crições pr<text:span text:style-name="T100">ó</text:span>prias,<text:span text:style-name="T100"> criação de layout</text:span> <text:span text:style-name="T101">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51">Tema</text:p>
      <text:p text:style-name="P17"><text:tab/><text:span text:style-name="T102">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52">Criação de tema</text:p>
      <text:p text:style-name="P18"><text:tab/>Da criação de tema, este que pode ser totalmente externo, <text:span text:style-name="T103">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53">Participante</text:p>
      <text:p text:style-name="P19"><text:tab/><text:span text:style-name="T104">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54">Das particularidades do participante</text:p>
      <text:p text:style-name="P77"><text:tab/>Tem como <text:span text:style-name="T105">a possibilidade de visualizar suas</text:span> atividades sendo possível ter acesso a histórico do participante <text:span text:style-name="T105">e a loja cadastrada</text:span>, seu<text:span text:style-name="T106">s</text:span> eventos e a avaliaç<text:span text:style-name="T106">ões</text:span> <text:span text:style-name="T138">individuais</text:span>, al<text:span text:style-name="T107">é</text:span>m de ter acesso aos participantes <text:span text:style-name="T108">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72">Convidado</text:p>
      <text:p text:style-name="P73"><text:tab/><text:span text:style-name="T72">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p>
      <text:p text:style-name="P74">Convite</text:p>
      <text:p text:style-name="P78"><text:tab/>Como o nome já diz, tratasse do convite, mas não se restringe a isso, pois o módulo convite possibilita que o usuário envie convite para amigos no sistema <text:span text:style-name="T152">e em redes sociais, podendo ter acesso ao tema do evento, se houver, além de manter um sistema de comunicação entre todos os participantes do evento.</text:span></text:p>
      <text:p text:style-name="P75">Selecionar e definir funções</text:p>
      <text:p text:style-name="P76"><text:tab/><text:span text:style-name="T8">Permite ao proprietário cadastrar as funções e níveis de hierarquia entre os participantes estáticos. O mesmo pode enviar os convites para os participantes estáticos e dinâmico do sistema , </text:span><text:span text:style-name="T73">que</text:span><text:span text:style-name="T8"> poderão aceitar ou recusar, em tempo hábil para a substituição no evento, </text:span><text:span text:style-name="T73">o convite. Nesse módulo é possível verificar a presença física dos participantes através do sistema de navegação, e por perguntas feitas aos clientes e a outros participantes durante o evento.</text:span></text:p>
      <text:p text:style-name="P72">Propriedade</text:p>
      <text:p text:style-name="P55">Loja</text:p>
      <text:p text:style-name="P20"><text:tab/>Com função bem determinada a loja contém todas as funções mais básicas e simplificadas para criar, administrar, e produzir transações de maneira rápida dentro do sistema dando a todos a possibilidade de criar sua loja ou de <text:span text:style-name="T137">simplesmente</text:span> oferecer alguns itens de consumo rápido.</text:p>
      <text:p text:style-name="P56">Criação de lista de produtos</text:p>
      <text:p text:style-name="P21"><text:tab/>A principal forma de comercializar os produtos <text:span text:style-name="T134">é através da </text:span>loja <text:span text:style-name="T134">e</text:span> da lista de produtos, onde é possível <text:span text:style-name="T109">cadastrar</text:span>, alterar, <text:span text:style-name="T135">adicionar números de parcelas do produto para o pagamento,</text:span> e excluir <text:span text:style-name="T110">produtos</text:span> internos e externos ao sistema dando-lhes características, preço, imagens, vídeos, podendo ser compartilhados em redes sociais, impulsiona<text:span text:style-name="T111">r</text:span> no <text:span text:style-name="T136">sistema</text:span>, <text:span text:style-name="T115">podendo criar</text:span> propagandas para dentro do sistema e fora dele, além de deter uma interface <text:span text:style-name="T112">para</text:span> administração, que <text:span text:style-name="T136">possibilita</text:span> alterar os dados do perfil através da loja caso seja necessário, <text:span text:style-name="T99">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7">Estoque</text:p>
      <text:p text:style-name="P22"><text:tab/>Da necessidade de controle de itens no estoque, está incluso no sistema um módul<text:span text:style-name="T121">o</text:span> espec<text:span text:style-name="T113">í</text:span>fico para <text:span text:style-name="T132">gerenciar</text:span> pedidos, <text:span text:style-name="T122">carregamento de</text:span> dados <text:span text:style-name="T122">de</text:span> bancos externos e <text:span text:style-name="T123">armazenamento de</text:span> dados de fornecedores, <text:span text:style-name="T132">possibilitando</text:span> assim um maior controle e velocidade do manuseio de m<text:span text:style-name="T124">e</text:span>rcadorias e logística.</text:p>
      <text:p text:style-name="P58">Administração de pedidos</text:p>
      <text:p text:style-name="P23"><text:tab/>A principal fu<text:span text:style-name="T132">n</text:span>ção do módulo de controle de estoque, e a criação e de pedidos e controle de todos os pedidos através de uma lista o<text:span text:style-name="T125">n</text:span>de é possível <text:span text:style-name="T132">confrontá-los</text:span>, com o n<text:span text:style-name="T125">ú</text:span>mero de itens no estoque, suas datas de validade, porções<text:span text:style-name="T126">(saco, pacote, lata, garrafa etc)</text:span> e acompanhar todas as previsões de vendas para o pe<text:span text:style-name="T125">rí</text:span>odo, <text:span text:style-name="T132">considerando</text:span> todas as promoções <text:span text:style-name="T125">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9">Pagamentos</text:p>
      <text:p text:style-name="P24"><text:tab/>Através de uma simplificada interface de pagamentos é possível fornecer tanto ao usuário comum como aos proprietários de lojas internas, a possibilidade de produzir e concluir <text:span text:style-name="T132">transações</text:span>, passando por todas as etapas e garantindo a <text:span text:style-name="T132">segurança</text:span> de ambos os participantes.</text:p>
      <text:p text:style-name="P59">Finalização de <text:span text:style-name="T132">transações</text:span> com pagamento</text:p>
      <text:p text:style-name="P24"><text:tab/>Com o módulo de pagamento é possível concluir <text:span text:style-name="T132">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60">Comprar</text:p>
      <text:p text:style-name="P25"><text:tab/>Durante as compras é possível criar uma lista de itens para consumo, além de obter sugestões de compras a partir de pessoas com perfil semelhante, aumentando as vendas e claro construindo gatilhos ara compras <text:span text:style-name="T147">automaticamente.</text:span></text:p>
      <text:p text:style-name="P61">Listas de compras</text:p>
      <text:p text:style-name="P1"><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48">Dando acesso a outras lojas ou ao modulo de pagamento.</text:span></text:p>
      <text:p text:style-name="P26">Alugar</text:p>
      <text:p text:style-name="P2"><text:tab/>Para casa, pousadas, etc. um sistema de alugueis muito prático, que inclui o sistema de pagamentos interno, uma opção para monetização de ambientes, automóveis etc.</text:p>
      <text:p text:style-name="P26">Lista de aluguéis</text:p>
      <text:p text:style-name="P79"><text:span text:style-name="T149"><text:tab/></text:span><text:span text:style-name="T150">Semelhante ao modulo de compras, lista de aluguéis permite ao participante alugar simultaneamente vários itens ou estabelecimentos os organizando e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151">ç</text:span><text:span text:style-name="T150">ão.</text:span></text:p>
      <text:p text:style-name="P2"><text:tab/></text:p>
      <text:p text:style-name="P62">Classificação de pessoas no sistema</text:p>
      <text:p text:style-name="P68"><text:tab/>O sistema conterá descrições para os tipos de <text:span text:style-name="T131">participantes, </text:span>a fim de esclarecimento do sistema, todos devem receber os mesmos acessos de produtos e serviços.</text:p>
      <text:p text:style-name="P68">São elas.</text:p>
      <text:p text:style-name="P68">participante-estático (<text:span text:style-name="T133">PE</text:span>): convidado a exercer funções durante o evento, permanece esperando a promoção de <text:span text:style-name="T133">PE</text:span> para <text:span text:style-name="T133">PD.</text:span></text:p>
      <text:p text:style-name="P68">paticipante-dinâmico(<text:span text:style-name="T133">PD</text:span>):desempenha funções durante o evento.</text:p>
      <text:p text:style-name="P68">Participante-principal<text:span text:style-name="T114">(PP)</text:span>: cria, organiza, e monitora o evento podendo desempenhar funções durante o evento.</text:p>
      <text:p text:style-name="P68">Cliente: é todo individuo dentro ou fora do sistema não relacionado com o evento que esteja presente.</text:p>
      <text:p text:style-name="P68">Fornecedor: podendo ser loja ou participante.</text:p>
      <text:p text:style-name="P69"><text:soft-page-break/>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17T03:36:47.505453100</dc:date>
    <meta:editing-duration>PT19H49M29S</meta:editing-duration>
    <meta:editing-cycles>116</meta:editing-cycles>
    <meta:generator>LibreOffice/5.1.6.2$Linux_X86_64 LibreOffice_project/10m0$Build-2</meta:generator>
    <meta:document-statistic meta:table-count="0" meta:image-count="0" meta:object-count="0" meta:page-count="3" meta:paragraph-count="91" meta:word-count="4336" meta:character-count="28018" meta:non-whitespace-character-count="23725"/>
  </office:meta>
</office:document-meta>
</file>